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3.02mm"/>
    </style:style>
    <style:style style:name="co2" style:family="table-column">
      <style:table-column-properties fo:break-before="auto" style:column-width="40.02mm"/>
    </style:style>
    <style:style style:name="co3" style:family="table-column">
      <style:table-column-properties fo:break-before="auto" style:column-width="41.93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38.3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12">
      <style:table-cell-properties fo:border="0.06pt solid #000000"/>
    </style:style>
    <style:style style:name="ce3" style:family="table-cell" style:parent-style-name="Default" style:data-style-name="N115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Quantità acquistata</text:p>
          </table:table-cell>
          <table:table-cell office:value-type="string" calcext:value-type="string">
            <text:p>Prezzo d'acquisto</text:p>
          </table:table-cell>
          <table:table-cell table:style-name="ce1" office:value-type="string" calcext:value-type="string">
            <text:p>Quantità venduta</text:p>
          </table:table-cell>
          <table:table-cell table:style-name="ce1" office:value-type="string" calcext:value-type="string">
            <text:p>Prezzo di vendita</text:p>
          </table:table-cell>
          <table:table-cell table:style-name="ce1" office:value-type="string" calcext:value-type="string">
            <text:p>Profitto</text:p>
          </table:table-cell>
        </table:table-row>
        <table:table-row table:style-name="ro1">
          <table:table-cell office:value-type="float" office:value="3.3089E+021" calcext:value-type="float">
            <text:p>3.3089E+021</text:p>
          </table:table-cell>
          <table:table-cell table:style-name="ce2" office:value-type="float" office:value="2.09E+017" calcext:value-type="float">
            <text:p>2.0900E+017</text:p>
          </table:table-cell>
          <table:table-cell office:value-type="float" office:value="3.3089E+021" calcext:value-type="float">
            <text:p>3.3089E+021</text:p>
          </table:table-cell>
          <table:table-cell office:value-type="float" office:value="2.2587E+017" calcext:value-type="float">
            <text:p>2.2587E+017</text:p>
          </table:table-cell>
          <table:table-cell table:formula="of:=([.C2]*[.D2] - [.A2]*[.B2])/1E+018" office:value-type="float" office:value="5.58211430000001E+019" calcext:value-type="float">
            <text:p>5.5821E+019</text:p>
          </table:table-cell>
        </table:table-row>
        <table:table-row table:style-name="ro1">
          <table:table-cell office:value-type="float" office:value="1.3946E+023" calcext:value-type="float">
            <text:p>1.3946E+023</text:p>
          </table:table-cell>
          <table:table-cell table:style-name="ce2" office:value-type="float" office:value="2.308E+017" calcext:value-type="float">
            <text:p>2.3080E+017</text:p>
          </table:table-cell>
          <table:table-cell office:value-type="float" office:value="1.3946E+023" calcext:value-type="float">
            <text:p>1.3946E+023</text:p>
          </table:table-cell>
          <table:table-cell office:value-type="float" office:value="2.3195E+017" calcext:value-type="float">
            <text:p>2.3195E+017</text:p>
          </table:table-cell>
          <table:table-cell table:formula="of:=([.C3]*[.D3] - [.A3]*[.B3])/1E+018" office:value-type="float" office:value="1.60379000000002E+020" calcext:value-type="float">
            <text:p>1.6038E+020</text:p>
          </table:table-cell>
        </table:table-row>
        <table:table-row table:style-name="ro1">
          <table:table-cell office:value-type="float" office:value="7.4848E+022" calcext:value-type="float">
            <text:p>7.4848E+022</text:p>
          </table:table-cell>
          <table:table-cell table:style-name="ce2" office:value-type="float" office:value="2.2329E+017" calcext:value-type="float">
            <text:p>2.2329E+017</text:p>
          </table:table-cell>
          <table:table-cell office:value-type="float" office:value="7.4848E+022" calcext:value-type="float">
            <text:p>7.4848E+022</text:p>
          </table:table-cell>
          <table:table-cell office:value-type="float" office:value="2.1705E+017" calcext:value-type="float">
            <text:p>2.1705E+017</text:p>
          </table:table-cell>
          <table:table-cell table:formula="of:=([.C4]*[.D4] - [.A4]*[.B4])/1E+018" office:value-type="float" office:value="-4.67051520000002E+020" calcext:value-type="float">
            <text:p>-4.6705E+020</text:p>
          </table:table-cell>
        </table:table-row>
        <table:table-row table:style-name="ro1">
          <table:table-cell office:value-type="float" office:value="2.1041E+023" calcext:value-type="float">
            <text:p>2.1041E+023</text:p>
          </table:table-cell>
          <table:table-cell table:style-name="ce2" office:value-type="float" office:value="2.334E+017" calcext:value-type="float">
            <text:p>2.3340E+017</text:p>
          </table:table-cell>
          <table:table-cell office:value-type="float" office:value="0" calcext:value-type="float">
            <text:p>0.0000E+000</text:p>
          </table:table-cell>
          <table:table-cell office:value-type="float" office:value="2.32E+017" calcext:value-type="float">
            <text:p>2.3200E+017</text:p>
          </table:table-cell>
          <table:table-cell table:formula="of:=([.C5]*[.D5] - [.A5]*[.B5])/1E+018" office:value-type="float" office:value="-4.9109694E+022" calcext:value-type="float">
            <text:p>-4.9110E+022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Profitto medio</text:p>
          </table:table-cell>
          <table:table-cell table:style-name="ce1" office:value-type="string" calcext:value-type="string">
            <text:p>Deviazione Standard</text:p>
          </table:table-cell>
          <table:table-cell table:style-name="Default"/>
        </table:table-row>
        <table:table-row table:style-name="ro1">
          <table:table-cell table:style-name="Default"/>
          <table:table-cell office:value-type="string" calcext:value-type="string">
            <text:p>Operazioni in positivo</text:p>
          </table:table-cell>
          <table:table-cell table:style-name="ce3" table:formula="of:=AVERAGE([.E2];[.E3])" office:value-type="float" office:value="1.08100071500001E+020" calcext:value-type="float">
            <text:p>1.0810E+20</text:p>
          </table:table-cell>
          <table:table-cell table:style-name="ce3" table:formula="of:=COM.MICROSOFT.STDEV.P([.E2];[.E3])" office:value-type="float" office:value="5.22789285000011E+019" calcext:value-type="float">
            <text:p>5.2279E+19</text:p>
          </table:table-cell>
          <table:table-cell table:style-name="Default"/>
        </table:table-row>
        <table:table-row table:style-name="ro1">
          <table:table-cell table:style-name="Default"/>
          <table:table-cell office:value-type="string" calcext:value-type="string">
            <text:p>Operazioni in negativo</text:p>
          </table:table-cell>
          <table:table-cell table:style-name="ce3" table:formula="of:=AVERAGE([.E4];[.E5])" office:value-type="float" office:value="-2.478837276E+022" calcext:value-type="float">
            <text:p>-2.4788E+22</text:p>
          </table:table-cell>
          <table:table-cell table:style-name="ce3" table:formula="of:=COM.MICROSOFT.STDEV.P([.E4];[.E5])" office:value-type="float" office:value="2.432132124E+022" calcext:value-type="float">
            <text:p>2.4321E+22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5" loext:min-decimal-places="5" number:min-integer-digits="1" number:min-exponent-digits="3" loext:exponent-interval="1" loext:forced-exponent-sign="true"/>
    </number:number-style>
    <number:number-style style:name="N112">
      <number:scientific-number number:decimal-places="4" loext:min-decimal-places="4" number:min-integer-digits="1" number:min-exponent-digits="3" loext:exponent-interval="1" loext:forced-exponent-sign="true"/>
    </number:number-style>
    <number:number-style style:name="N113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11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5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8T18:53:56.947711067</meta:creation-date>
    <dc:date>2020-07-08T19:37:35.117380390</dc:date>
    <meta:editing-duration>PT29M47S</meta:editing-duration>
    <meta:editing-cycles>4</meta:editing-cycles>
    <meta:generator>LibreOffice/6.1.5.2$Linux_X86_64 LibreOffice_project/10$Build-2</meta:generator>
    <meta:document-statistic meta:table-count="1" meta:cell-count="33" meta:object-count="0"/>
  </office:meta>
</office:document-meta>
</file>